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officeooo:rsid="001f8f40" officeooo:paragraph-rsid="001f8f40"/>
    </style:style>
    <style:style style:name="P2" style:family="paragraph" style:parent-style-name="Text_20_body">
      <style:text-properties officeooo:rsid="001f8f40" officeooo:paragraph-rsid="001f8f40"/>
    </style:style>
    <style:style style:name="P3" style:family="paragraph" style:parent-style-name="Subtitle">
      <style:text-properties officeooo:rsid="001f8f40" officeooo:paragraph-rsid="001f8f40"/>
    </style:style>
    <style:style style:name="P4" style:family="paragraph" style:parent-style-name="Contents_20_Heading" style:master-page-name="Standard">
      <style:paragraph-properties style:page-number="1" fo:break-before="page"/>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Contents_20_2">
      <style:paragraph-properties>
        <style:tab-stops>
          <style:tab-stop style:position="6.728in" style:type="right" style:leader-style="dotted" style:leader-text="."/>
        </style:tab-stops>
      </style:paragraph-properties>
    </style:style>
    <style:style style:name="P7" style:family="paragraph" style:parent-style-name="Contents_20_3">
      <style:paragraph-properties>
        <style:tab-stops>
          <style:tab-stop style:position="6.5307in" style:type="right" style:leader-style="dotted" style:leader-text="."/>
        </style:tab-stops>
      </style:paragraph-properties>
    </style:style>
    <style:style style:name="P8" style:family="paragraph" style:parent-style-name="Heading_20_1">
      <style:paragraph-properties fo:break-before="page"/>
      <style:text-properties officeooo:paragraph-rsid="002075cc"/>
    </style:style>
    <style:style style:name="P9" style:family="paragraph" style:parent-style-name="Text_20_body">
      <style:text-properties officeooo:paragraph-rsid="002075cc"/>
    </style:style>
    <style:style style:name="P10" style:family="paragraph" style:parent-style-name="Heading_20_2">
      <style:text-properties officeooo:rsid="00226b69" officeooo:paragraph-rsid="00226b69"/>
    </style:style>
    <style:style style:name="P11" style:family="paragraph" style:parent-style-name="Text_20_body">
      <style:text-properties officeooo:paragraph-rsid="00226b69"/>
    </style:style>
    <style:style style:name="P12" style:family="paragraph" style:parent-style-name="Heading_20_1">
      <style:text-properties officeooo:rsid="002075cc" officeooo:paragraph-rsid="002075cc"/>
    </style:style>
    <style:style style:name="P13" style:family="paragraph" style:parent-style-name="Heading_20_2">
      <style:text-properties officeooo:rsid="002627cd" officeooo:paragraph-rsid="002627cd"/>
    </style:style>
    <style:style style:name="P14" style:family="paragraph" style:parent-style-name="Text_20_body" style:list-style-name="L1">
      <style:text-properties officeooo:rsid="002627cd" officeooo:paragraph-rsid="002627cd"/>
    </style:style>
    <style:style style:name="P15" style:family="paragraph" style:parent-style-name="Text_20_body" style:list-style-name="L1">
      <style:text-properties officeooo:rsid="00296c76" officeooo:paragraph-rsid="00296c76"/>
    </style:style>
    <style:style style:name="P16" style:family="paragraph" style:parent-style-name="Text_20_body" style:list-style-name="L1">
      <style:text-properties officeooo:rsid="002b88f5" officeooo:paragraph-rsid="002b88f5"/>
    </style:style>
    <style:style style:name="P17" style:family="paragraph" style:parent-style-name="Heading_20_2">
      <style:text-properties officeooo:paragraph-rsid="00275700"/>
    </style:style>
    <style:style style:name="P18" style:family="paragraph" style:parent-style-name="Text_20_body">
      <style:text-properties officeooo:rsid="002cac18" officeooo:paragraph-rsid="002cac18"/>
    </style:style>
    <style:style style:name="P19" style:family="paragraph" style:parent-style-name="Heading_20_3" style:list-style-name="">
      <style:text-properties officeooo:paragraph-rsid="003480fc"/>
    </style:style>
    <style:style style:name="P20" style:family="paragraph" style:parent-style-name="Text_20_body" style:list-style-name="">
      <style:text-properties officeooo:rsid="003480fc" officeooo:paragraph-rsid="003480fc"/>
    </style:style>
    <style:style style:name="P21" style:family="paragraph" style:parent-style-name="Text_20_body">
      <style:text-properties officeooo:rsid="002fd1e8" officeooo:paragraph-rsid="002fd1e8"/>
    </style:style>
    <style:style style:name="P22" style:family="paragraph" style:parent-style-name="Text_20_body">
      <style:text-properties officeooo:paragraph-rsid="0030d2b4"/>
    </style:style>
    <style:style style:name="P23" style:family="paragraph" style:parent-style-name="Heading_20_3">
      <style:text-properties officeooo:rsid="00316d6a" officeooo:paragraph-rsid="00316d6a"/>
    </style:style>
    <style:style style:name="P24" style:family="paragraph" style:parent-style-name="Text_20_body">
      <style:text-properties officeooo:rsid="00316d6a" officeooo:paragraph-rsid="00316d6a"/>
    </style:style>
    <style:style style:name="P25" style:family="paragraph" style:parent-style-name="Heading_20_3">
      <style:text-properties officeooo:rsid="0032fb5e" officeooo:paragraph-rsid="0032fb5e"/>
    </style:style>
    <style:style style:name="P26" style:family="paragraph" style:parent-style-name="Text_20_body">
      <style:text-properties officeooo:rsid="0032fb5e" officeooo:paragraph-rsid="0032fb5e"/>
    </style:style>
    <style:style style:name="P27" style:family="paragraph" style:parent-style-name="Text_20_body">
      <style:text-properties officeooo:paragraph-rsid="0032fb5e"/>
    </style:style>
    <style:style style:name="P28" style:family="paragraph" style:parent-style-name="Heading_20_2">
      <style:text-properties officeooo:rsid="003fa1d0" officeooo:paragraph-rsid="003fa1d0"/>
    </style:style>
    <style:style style:name="P29" style:family="paragraph" style:parent-style-name="Text_20_body">
      <style:text-properties officeooo:rsid="0040cf6d" officeooo:paragraph-rsid="0040cf6d"/>
    </style:style>
    <style:style style:name="P30" style:family="paragraph" style:parent-style-name="Heading_20_3">
      <style:text-properties officeooo:rsid="0040cf6d" officeooo:paragraph-rsid="0040cf6d"/>
    </style:style>
    <style:style style:name="P31" style:family="paragraph" style:parent-style-name="Text_20_body">
      <style:text-properties fo:font-weight="bold" officeooo:rsid="0040cf6d" officeooo:paragraph-rsid="0040cf6d" style:font-weight-asian="bold" style:font-weight-complex="bold"/>
    </style:style>
    <style:style style:name="P32" style:family="paragraph" style:parent-style-name="Text_20_body">
      <style:text-properties fo:font-weight="normal" officeooo:rsid="0040cf6d" officeooo:paragraph-rsid="0040cf6d" style:font-weight-asian="normal" style:font-weight-complex="normal"/>
    </style:style>
    <style:style style:name="P33" style:family="paragraph" style:parent-style-name="Text_20_body">
      <style:text-properties fo:font-weight="bold" officeooo:rsid="00416fa2" officeooo:paragraph-rsid="00416fa2" style:font-weight-asian="bold" style:font-weight-complex="bold"/>
    </style:style>
    <style:style style:name="P34" style:family="paragraph" style:parent-style-name="Text_20_body">
      <style:text-properties fo:font-weight="normal" officeooo:rsid="00416fa2" officeooo:paragraph-rsid="00416fa2" style:font-weight-asian="normal" style:font-weight-complex="normal"/>
    </style:style>
    <style:style style:name="P35" style:family="paragraph" style:parent-style-name="Text_20_body">
      <style:text-properties fo:font-weight="normal" officeooo:rsid="00446e3a" officeooo:paragraph-rsid="00446e3a" style:font-weight-asian="normal" style:font-weight-complex="normal"/>
    </style:style>
    <style:style style:name="P36" style:family="paragraph" style:parent-style-name="Text_20_body">
      <style:text-properties fo:font-weight="bold" officeooo:rsid="004510f4" officeooo:paragraph-rsid="004510f4" style:font-weight-asian="bold" style:font-weight-complex="bold"/>
    </style:style>
    <style:style style:name="P37" style:family="paragraph" style:parent-style-name="Text_20_body">
      <style:text-properties fo:font-weight="normal" officeooo:rsid="004510f4" officeooo:paragraph-rsid="004510f4" style:font-weight-asian="normal" style:font-weight-complex="normal"/>
    </style:style>
    <style:style style:name="P38" style:family="paragraph" style:parent-style-name="Text_20_body">
      <style:text-properties fo:font-weight="bold" officeooo:rsid="00424207" officeooo:paragraph-rsid="00424207" style:font-weight-asian="bold" style:font-weight-complex="bold"/>
    </style:style>
    <style:style style:name="P39" style:family="paragraph" style:parent-style-name="Text_20_body">
      <style:text-properties fo:font-weight="normal" officeooo:rsid="00424207" officeooo:paragraph-rsid="00424207" style:font-weight-asian="normal" style:font-weight-complex="normal"/>
    </style:style>
    <style:style style:name="P40" style:family="paragraph" style:parent-style-name="Text_20_body">
      <style:text-properties fo:font-weight="normal" officeooo:rsid="0042aeb6" officeooo:paragraph-rsid="0042aeb6" style:font-weight-asian="normal" style:font-weight-complex="normal"/>
    </style:style>
    <style:style style:name="P41" style:family="paragraph" style:parent-style-name="Text_20_body">
      <style:text-properties fo:font-weight="bold" officeooo:rsid="0042aeb6" officeooo:paragraph-rsid="0042aeb6" style:font-weight-asian="bold" style:font-weight-complex="bold"/>
    </style:style>
    <style:style style:name="P42" style:family="paragraph" style:parent-style-name="Text_20_body">
      <style:text-properties fo:font-weight="bold" officeooo:rsid="00445ed7" officeooo:paragraph-rsid="00445ed7" style:font-weight-asian="bold" style:font-weight-complex="bold"/>
    </style:style>
    <style:style style:name="P43" style:family="paragraph" style:parent-style-name="Text_20_body">
      <style:text-properties fo:font-weight="normal" officeooo:rsid="00445ed7" officeooo:paragraph-rsid="00446e3a" style:font-weight-asian="normal" style:font-weight-complex="normal"/>
    </style:style>
    <style:style style:name="P44" style:family="paragraph" style:parent-style-name="Heading_20_2">
      <style:text-properties officeooo:rsid="0045e98a" officeooo:paragraph-rsid="0045e98a"/>
    </style:style>
    <style:style style:name="P45" style:family="paragraph" style:parent-style-name="Text_20_body">
      <style:text-properties fo:font-weight="bold" officeooo:rsid="0045e98a" officeooo:paragraph-rsid="0045e98a" style:font-weight-asian="bold" style:font-weight-complex="bold"/>
    </style:style>
    <style:style style:name="P46" style:family="paragraph" style:parent-style-name="Text_20_body">
      <style:text-properties fo:font-weight="normal" officeooo:rsid="0045e98a" officeooo:paragraph-rsid="0045e98a" style:font-weight-asian="normal" style:font-weight-complex="normal"/>
    </style:style>
    <style:style style:name="P47" style:family="paragraph" style:parent-style-name="Text_20_body">
      <style:text-properties fo:font-weight="bold" officeooo:rsid="00472b30" officeooo:paragraph-rsid="00472b30" style:font-weight-asian="bold" style:font-weight-complex="bold"/>
    </style:style>
    <style:style style:name="P48" style:family="paragraph" style:parent-style-name="Text_20_body">
      <style:text-properties fo:font-weight="normal" officeooo:rsid="00472b30" officeooo:paragraph-rsid="00472b30" style:font-weight-asian="normal" style:font-weight-complex="normal"/>
    </style:style>
    <style:style style:name="P49" style:family="paragraph" style:parent-style-name="Text_20_body">
      <style:text-properties fo:font-weight="bold" officeooo:rsid="0047b24e" officeooo:paragraph-rsid="0047b24e" style:font-weight-asian="bold" style:font-weight-complex="bold"/>
    </style:style>
    <style:style style:name="P50" style:family="paragraph" style:parent-style-name="Text_20_body">
      <style:text-properties fo:font-weight="normal" officeooo:rsid="0047b24e" officeooo:paragraph-rsid="0047b24e" style:font-weight-asian="normal" style:font-weight-complex="normal"/>
    </style:style>
    <style:style style:name="P51" style:family="paragraph" style:parent-style-name="Text_20_body">
      <style:text-properties officeooo:rsid="00363922" officeooo:paragraph-rsid="00363922"/>
    </style:style>
    <style:style style:name="P52" style:family="paragraph" style:parent-style-name="Heading_20_2">
      <style:text-properties officeooo:rsid="003666f9" officeooo:paragraph-rsid="003666f9"/>
    </style:style>
    <style:style style:name="P53" style:family="paragraph" style:parent-style-name="Text_20_body">
      <style:text-properties fo:font-weight="bold" officeooo:rsid="003666f9" officeooo:paragraph-rsid="003666f9" style:font-weight-asian="bold" style:font-weight-complex="bold"/>
    </style:style>
    <style:style style:name="P54" style:family="paragraph" style:parent-style-name="Text_20_body">
      <style:text-properties fo:font-weight="normal" officeooo:rsid="003666f9" officeooo:paragraph-rsid="003666f9" style:font-weight-asian="normal" style:font-weight-complex="normal"/>
    </style:style>
    <style:style style:name="P55" style:family="paragraph" style:parent-style-name="Text_20_body">
      <style:text-properties fo:font-weight="normal" officeooo:rsid="00377135" officeooo:paragraph-rsid="00377135" style:font-weight-asian="normal" style:font-weight-complex="normal"/>
    </style:style>
    <style:style style:name="P56" style:family="paragraph" style:parent-style-name="Text_20_body">
      <style:text-properties fo:font-weight="bold" officeooo:rsid="00377135" officeooo:paragraph-rsid="00377135" style:font-weight-asian="bold" style:font-weight-complex="bold"/>
    </style:style>
    <style:style style:name="P57" style:family="paragraph" style:parent-style-name="Heading_20_2">
      <style:text-properties officeooo:rsid="00391875" officeooo:paragraph-rsid="00391875"/>
    </style:style>
    <style:style style:name="P58" style:family="paragraph" style:parent-style-name="Text_20_body">
      <style:text-properties fo:font-weight="bold" officeooo:rsid="00391875" officeooo:paragraph-rsid="00391875" style:font-weight-asian="bold" style:font-weight-complex="bold"/>
    </style:style>
    <style:style style:name="P59" style:family="paragraph" style:parent-style-name="Text_20_body">
      <style:text-properties fo:font-weight="normal" officeooo:rsid="00391875" officeooo:paragraph-rsid="00391875" style:font-weight-asian="normal" style:font-weight-complex="normal"/>
    </style:style>
    <style:style style:name="P60" style:family="paragraph" style:parent-style-name="Text_20_body">
      <style:text-properties fo:font-weight="bold" officeooo:rsid="003a5cb6" officeooo:paragraph-rsid="003a5cb6" style:font-weight-asian="bold" style:font-weight-complex="bold"/>
    </style:style>
    <style:style style:name="P61" style:family="paragraph" style:parent-style-name="Text_20_body">
      <style:text-properties fo:font-weight="normal" officeooo:rsid="003a5cb6" officeooo:paragraph-rsid="003a5cb6" style:font-weight-asian="normal" style:font-weight-complex="normal"/>
    </style:style>
    <style:style style:name="P62" style:family="paragraph" style:parent-style-name="Heading_20_2">
      <style:text-properties officeooo:rsid="003bb5fe" officeooo:paragraph-rsid="003bb5fe"/>
    </style:style>
    <style:style style:name="P63" style:family="paragraph" style:parent-style-name="Text_20_body">
      <style:text-properties fo:font-weight="bold" officeooo:rsid="003bb5fe" officeooo:paragraph-rsid="003bb5fe" style:font-weight-asian="bold" style:font-weight-complex="bold"/>
    </style:style>
    <style:style style:name="P64" style:family="paragraph" style:parent-style-name="Text_20_body">
      <style:text-properties fo:font-weight="normal" officeooo:rsid="003bb5fe" officeooo:paragraph-rsid="003bb5fe" style:font-weight-asian="normal" style:font-weight-complex="normal"/>
    </style:style>
    <style:style style:name="P65" style:family="paragraph" style:parent-style-name="Text_20_body">
      <style:text-properties fo:font-weight="normal" officeooo:rsid="003d2e90" officeooo:paragraph-rsid="003d2e90" style:font-weight-asian="normal" style:font-weight-complex="normal"/>
    </style:style>
    <style:style style:name="P66" style:family="paragraph" style:parent-style-name="Text_20_body">
      <style:text-properties fo:font-weight="bold" officeooo:rsid="003d2e90" officeooo:paragraph-rsid="003d2e90" style:font-weight-asian="bold" style:font-weight-complex="bold"/>
    </style:style>
    <style:style style:name="P67" style:family="paragraph" style:parent-style-name="Text_20_body" style:list-style-name="L2">
      <style:text-properties fo:font-weight="normal" officeooo:rsid="003d2e90" officeooo:paragraph-rsid="003d2e90" style:font-weight-asian="normal" style:font-weight-complex="normal"/>
    </style:style>
    <style:style style:name="P68" style:family="paragraph" style:parent-style-name="Heading_20_2">
      <style:text-properties officeooo:rsid="003a5cb6" officeooo:paragraph-rsid="003a5cb6"/>
    </style:style>
    <style:style style:name="P69" style:family="paragraph" style:parent-style-name="Text_20_body">
      <style:text-properties fo:font-weight="bold" officeooo:rsid="003b2811" officeooo:paragraph-rsid="003b2811" style:font-weight-asian="bold" style:font-weight-complex="bold"/>
    </style:style>
    <style:style style:name="P70" style:family="paragraph" style:parent-style-name="Text_20_body">
      <style:text-properties fo:font-weight="normal" officeooo:rsid="003b2811" officeooo:paragraph-rsid="003b2811" style:font-weight-asian="normal" style:font-weight-complex="normal"/>
    </style:style>
    <style:style style:name="P71" style:family="paragraph" style:parent-style-name="Text_20_body" style:list-style-name="L3">
      <style:text-properties fo:font-weight="normal" officeooo:rsid="003b2811" officeooo:paragraph-rsid="003b2811" style:font-weight-asian="normal" style:font-weight-complex="normal"/>
    </style:style>
    <style:style style:name="P72" style:family="paragraph" style:parent-style-name="Text_20_body">
      <style:text-properties fo:font-style="normal" fo:font-weight="bold" officeooo:rsid="003b2811" officeooo:paragraph-rsid="003b2811" style:font-style-asian="normal" style:font-weight-asian="bold" style:font-style-complex="normal" style:font-weight-complex="bold"/>
    </style:style>
    <style:style style:name="P73" style:family="paragraph" style:parent-style-name="Text_20_body">
      <style:text-properties fo:font-style="normal" fo:font-weight="normal" officeooo:rsid="003b2811" officeooo:paragraph-rsid="003b2811" style:font-style-asian="normal" style:font-weight-asian="normal" style:font-style-complex="normal" style:font-weight-complex="normal"/>
    </style:style>
    <style:style style:name="P74" style:family="paragraph" style:parent-style-name="Text_20_body">
      <style:text-properties fo:font-style="normal" fo:font-weight="bold" officeooo:rsid="003bb5fe" officeooo:paragraph-rsid="003bb5fe" style:font-style-asian="normal" style:font-weight-asian="bold" style:font-style-complex="normal" style:font-weight-complex="bold"/>
    </style:style>
    <style:style style:name="P75" style:family="paragraph" style:parent-style-name="Text_20_body">
      <style:text-properties fo:font-style="normal" fo:font-weight="normal" officeooo:rsid="003bb5fe" officeooo:paragraph-rsid="003bb5fe" style:font-style-asian="normal" style:font-weight-asian="normal" style:font-style-complex="normal" style:font-weight-complex="normal"/>
    </style:style>
    <style:style style:name="P76" style:family="paragraph" style:parent-style-name="Heading_20_2">
      <style:text-properties officeooo:rsid="003ea4fa" officeooo:paragraph-rsid="003ea4fa"/>
    </style:style>
    <style:style style:name="P77" style:family="paragraph" style:parent-style-name="Text_20_body">
      <style:text-properties fo:font-weight="bold" officeooo:rsid="003ea4fa" officeooo:paragraph-rsid="003ea4fa" style:font-weight-asian="bold" style:font-weight-complex="bold"/>
    </style:style>
    <style:style style:name="P78" style:family="paragraph" style:parent-style-name="Text_20_body">
      <style:text-properties fo:font-weight="normal" officeooo:rsid="003ea4fa" officeooo:paragraph-rsid="003ea4fa" style:font-weight-asian="normal" style:font-weight-complex="normal"/>
    </style:style>
    <style:style style:name="P79" style:family="paragraph" style:parent-style-name="Text_20_body" style:list-style-name="L4">
      <style:text-properties fo:font-weight="normal" officeooo:rsid="003ea4fa" officeooo:paragraph-rsid="003ea4fa" style:font-weight-asian="normal" style:font-weight-complex="normal"/>
    </style:style>
    <style:style style:name="P80" style:family="paragraph" style:parent-style-name="Text_20_body">
      <style:text-properties fo:font-style="normal" fo:font-weight="normal" officeooo:rsid="003ea4fa" officeooo:paragraph-rsid="003ea4fa" style:font-style-asian="normal" style:font-weight-asian="normal" style:font-style-complex="normal" style:font-weight-complex="normal"/>
    </style:style>
    <style:style style:name="P81" style:family="paragraph" style:parent-style-name="Text_20_body">
      <style:text-properties fo:font-style="normal" fo:font-weight="bold" officeooo:rsid="003fa1d0" officeooo:paragraph-rsid="003fa1d0" style:font-style-asian="normal" style:font-weight-asian="bold" style:font-style-complex="normal" style:font-weight-complex="bold"/>
    </style:style>
    <style:style style:name="P82" style:family="paragraph" style:parent-style-name="Text_20_body" style:list-style-name="L5">
      <style:text-properties fo:font-style="normal" fo:font-weight="normal" officeooo:rsid="003fa1d0" officeooo:paragraph-rsid="003fa1d0" style:font-style-asian="normal" style:font-weight-asian="normal" style:font-style-complex="normal" style:font-weight-complex="normal"/>
    </style:style>
    <style:style style:name="P83" style:family="paragraph" style:parent-style-name="Text_20_body">
      <style:text-properties officeooo:rsid="0048fcd6" officeooo:paragraph-rsid="0048fcd6"/>
    </style:style>
    <style:style style:name="T1" style:family="text">
      <style:text-properties officeooo:rsid="002075cc"/>
    </style:style>
    <style:style style:name="T2" style:family="text">
      <style:text-properties officeooo:rsid="00226b69"/>
    </style:style>
    <style:style style:name="T3" style:family="text">
      <style:text-properties officeooo:rsid="002349f3"/>
    </style:style>
    <style:style style:name="T4" style:family="text">
      <style:text-properties officeooo:rsid="0024a16b"/>
    </style:style>
    <style:style style:name="T5" style:family="text">
      <style:text-properties officeooo:rsid="002627cd"/>
    </style:style>
    <style:style style:name="T6" style:family="text">
      <style:text-properties officeooo:rsid="00275700"/>
    </style:style>
    <style:style style:name="T7" style:family="text">
      <style:text-properties officeooo:rsid="002b88f5"/>
    </style:style>
    <style:style style:name="T8" style:family="text">
      <style:text-properties officeooo:rsid="00363922"/>
    </style:style>
    <style:style style:name="T9" style:family="text">
      <style:text-properties officeooo:rsid="002de321"/>
    </style:style>
    <style:style style:name="T10" style:family="text">
      <style:text-properties officeooo:rsid="003480fc"/>
    </style:style>
    <style:style style:name="T11" style:family="text">
      <style:text-properties officeooo:rsid="002fd1e8"/>
    </style:style>
    <style:style style:name="T12" style:family="text">
      <style:text-properties officeooo:rsid="0030d2b4"/>
    </style:style>
    <style:style style:name="T13" style:family="text">
      <style:text-properties officeooo:rsid="00316d6a"/>
    </style:style>
    <style:style style:name="T14" style:family="text">
      <style:text-properties officeooo:rsid="0032fb5e"/>
    </style:style>
    <style:style style:name="T15" style:family="text">
      <style:text-properties fo:font-weight="normal" style:font-weight-asian="normal" style:font-weight-complex="normal"/>
    </style:style>
    <style:style style:name="T16" style:family="text">
      <style:text-properties officeooo:rsid="00416fa2"/>
    </style:style>
    <style:style style:name="T17" style:family="text">
      <style:text-properties officeooo:rsid="00445ed7"/>
    </style:style>
    <style:style style:name="T18" style:family="text">
      <style:text-properties officeooo:rsid="00446e3a"/>
    </style:style>
    <style:style style:name="T19" style:family="text">
      <style:text-properties officeooo:rsid="0045e98a"/>
    </style:style>
    <style:style style:name="T20" style:family="text">
      <style:text-properties officeooo:rsid="0047b24e"/>
    </style:style>
    <style:style style:name="T21" style:family="text">
      <style:text-properties officeooo:rsid="0048fcd6"/>
    </style:style>
    <style:style style:name="T22" style:family="text">
      <style:text-properties officeooo:rsid="003666f9"/>
    </style:style>
    <style:style style:name="T23" style:family="text">
      <style:text-properties officeooo:rsid="00377135"/>
    </style:style>
    <style:style style:name="T24" style:family="text">
      <style:text-properties officeooo:rsid="003a5cb6"/>
    </style:style>
    <style:style style:name="T25" style:family="text">
      <style:text-properties officeooo:rsid="003d2e90"/>
    </style:style>
    <style:style style:name="T26" style:family="text">
      <style:text-properties officeooo:rsid="003bb5fe"/>
    </style:style>
    <style:style style:name="T27" style:family="text">
      <style:text-properties officeooo:rsid="003b281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am BetterTeam Repo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OSC 6840 Ethical Hacking Theory</text:p>
      <text:p text:style-name="P3">Midterm Project Firmware Vulnerability Research N Analysis</text:p>
      <text:p text:style-name="P3">Leyton Meadows, Spencer Christensen, John Freeborn</text:p>
      <text:p text:style-name="P3">October 12, 202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5"><text:a xlink:type="simple" xlink:href="#__RefHeading___Toc1_3349650231" text:style-name="Index_20_Link" text:visited-style-name="Index_20_Link">1. Introduction<text:tab/>2</text:a></text:p>
          <text:p text:style-name="P6"><text:a xlink:type="simple" xlink:href="#__RefHeading___Toc17_3349650231" text:style-name="Index_20_Link" text:visited-style-name="Index_20_Link">1.1 Objective<text:tab/>2</text:a></text:p>
          <text:p text:style-name="P5"><text:a xlink:type="simple" xlink:href="#__RefHeading___Toc19_3349650231" text:style-name="Index_20_Link" text:visited-style-name="Index_20_Link">2. Methodologies<text:tab/>2</text:a></text:p>
          <text:p text:style-name="P6"><text:a xlink:type="simple" xlink:href="#__RefHeading___Toc635_3349650231" text:style-name="Index_20_Link" text:visited-style-name="Index_20_Link">2.1 Core Tools<text:tab/>2</text:a></text:p>
          <text:p text:style-name="P6"><text:a xlink:type="simple" xlink:href="#__RefHeading___Toc637_3349650231" text:style-name="Index_20_Link" text:visited-style-name="Index_20_Link">2.2 Analysis Workflow<text:tab/>2</text:a></text:p>
          <text:p text:style-name="P7"><text:a xlink:type="simple" xlink:href="#__RefHeading___Toc639_3349650231" text:style-name="Index_20_Link" text:visited-style-name="Index_20_Link">2.2.1 OSINT Reconnaissance<text:tab/>3</text:a></text:p>
          <text:p text:style-name="P7"><text:a xlink:type="simple" xlink:href="#__RefHeading___Toc641_3349650231" text:style-name="Index_20_Link" text:visited-style-name="Index_20_Link">2.2.2 Initial Reconnaissance<text:tab/>3</text:a></text:p>
          <text:p text:style-name="P7"><text:a xlink:type="simple" xlink:href="#__RefHeading___Toc643_3349650231" text:style-name="Index_20_Link" text:visited-style-name="Index_20_Link">2.2.3 Extraction and Exploration<text:tab/>3</text:a></text:p>
          <text:p text:style-name="P7"><text:a xlink:type="simple" xlink:href="#__RefHeading___Toc645_3349650231" text:style-name="Index_20_Link" text:visited-style-name="Index_20_Link">2.2.4 Enumeration of Components<text:tab/>3</text:a></text:p>
          <text:p text:style-name="P7"><text:a xlink:type="simple" xlink:href="#__RefHeading___Toc647_3349650231" text:style-name="Index_20_Link" text:visited-style-name="Index_20_Link">2.2.5 Vulnerability Discovery<text:tab/>3</text:a></text:p>
          <text:p text:style-name="P7"><text:a xlink:type="simple" xlink:href="#__RefHeading___Toc649_3349650231" text:style-name="Index_20_Link" text:visited-style-name="Index_20_Link">2.2.6 Disassembly and Code Inspection<text:tab/>3</text:a></text:p>
          <text:p text:style-name="P7"><text:a xlink:type="simple" xlink:href="#__RefHeading___Toc651_3349650231" text:style-name="Index_20_Link" text:visited-style-name="Index_20_Link">2.2.7 Automation and Reporting<text:tab/>4</text:a></text:p>
          <text:p text:style-name="P6"><text:a xlink:type="simple" xlink:href="#__RefHeading___Toc653_3349650231" text:style-name="Index_20_Link" text:visited-style-name="Index_20_Link">2.3 Firmware Structural Identification<text:tab/>4</text:a></text:p>
          <text:p text:style-name="P7"><text:a xlink:type="simple" xlink:href="#__RefHeading___Toc655_3349650231" text:style-name="Index_20_Link" text:visited-style-name="Index_20_Link">2.3.1 D-Link DCS-8000LH Firmware<text:tab/>4</text:a></text:p>
          <text:p text:style-name="P7"><text:a xlink:type="simple" xlink:href="#__RefHeading___Toc657_3349650231" text:style-name="Index_20_Link" text:visited-style-name="Index_20_Link">2.3.2 TP-Link WR-841N Firmware<text:tab/>5</text:a></text:p>
          <text:p text:style-name="P5"><text:a xlink:type="simple" xlink:href="#__RefHeading___Toc21_3349650231" text:style-name="Index_20_Link" text:visited-style-name="Index_20_Link">3. Findings<text:tab/>6</text:a></text:p>
          <text:p text:style-name="P6"><text:a xlink:type="simple" xlink:href="#__RefHeading___Toc659_3349650231" text:style-name="Index_20_Link" text:visited-style-name="Index_20_Link">3.1 Hardcoded Root Password (TP-Link / D-Link Firmware)<text:tab/>6</text:a></text:p>
          <text:p text:style-name="P6"><text:a xlink:type="simple" xlink:href="#__RefHeading___Toc661_3349650231" text:style-name="Index_20_Link" text:visited-style-name="Index_20_Link">3.2 Embedded Private Keys and AWS Credentials (Bare-Metal ELF)<text:tab/>6</text:a></text:p>
          <text:p text:style-name="P6"><text:a xlink:type="simple" xlink:href="#__RefHeading___Toc663_3349650231" text:style-name="Index_20_Link" text:visited-style-name="Index_20_Link">3.3 Exposed Public and Private Keys (D-Link Firmware)<text:tab/>7</text:a></text:p>
          <text:p text:style-name="P6"><text:a xlink:type="simple" xlink:href="#__RefHeading___Toc665_3349650231" text:style-name="Index_20_Link" text:visited-style-name="Index_20_Link">3.4 BusyBox v1.37.0 Vulnerabilities (D-Link and TP-Link)<text:tab/>7</text:a></text:p>
          <text:p text:style-name="P6"><text:a xlink:type="simple" xlink:href="#__RefHeading___Toc667_3349650231" text:style-name="Index_20_Link" text:visited-style-name="Index_20_Link">3.5 Insecure Bootloader and Network Boot Configuration (D-Link Firmware<text:tab/>8</text:a></text:p>
          <text:p text:style-name="P5"><text:a xlink:type="simple" xlink:href="#__RefHeading___Toc23_3349650231" text:style-name="Index_20_Link" text:visited-style-name="Index_20_Link">4. Automation Script<text:tab/>9</text:a></text:p>
          <text:p text:style-name="P5"><text:a xlink:type="simple" xlink:href="#__RefHeading___Toc25_3349650231" text:style-name="Index_20_Link" text:visited-style-name="Index_20_Link">5. Recommendations<text:tab/>9</text:a></text:p>
          <text:p text:style-name="P5"><text:a xlink:type="simple" xlink:href="#__RefHeading___Toc27_3349650231" text:style-name="Index_20_Link" text:visited-style-name="Index_20_Link">6. Conclusion<text:tab/>9</text:a></text:p>
        </text:index-body>
      </text:table-of-content>
      <text:p text:style-name="P2"/>
      <text:h text:style-name="P8" text:outline-level="1"><text:bookmark-start text:name="__RefHeading___Toc1_3349650231"/><text:span text:style-name="T1">1. Introduction</text:span><text:bookmark-end text:name="__RefHeading___Toc1_3349650231"/></text:h>
      <text:p text:style-name="P9"><text:tab/><text:span text:style-name="T1">ThanosTech LLC requested a static firmware security assessment of three firmware images used in communication relay devices: </text:span><text:span text:style-name="T2">a TP-Link TL-WR841N router image, a D-Link DCS-8000LH IP-camera image, and a bare-metal firmware ELF </text:span><text:span text:style-name="T3">designed to simulate</text:span><text:span text:style-name="T2"> a</text:span><text:span text:style-name="T3">n</text:span><text:span text:style-name="T2"> stm microcontroller. The scope of engagement was limited to offline static analysis and reproducible aut</text:span><text:span text:style-name="T3">o</text:span><text:span text:style-name="T2">mation, meaning there was no live exploitation or network testing performed.</text:span></text:p>
      <text:h text:style-name="P10" text:outline-level="2"><text:bookmark-start text:name="__RefHeading___Toc17_3349650231"/>1<office:annotation office:name="__Annotation__28_3349650231" loext:resolved="false"><dc:creator>Unknown Author</dc:creator><dc:date>2025-10-04T16:51:29.009687133</dc:date><text:p text:style-name="Comment">Recheck this before submitting</text:p><text:p text:style-name="Comment"/></office:annotation>.1 Objective<text:bookmark-end text:name="__RefHeading___Toc17_3349650231"/></text:h>
      <text:p text:style-name="P11"><text:tab/><text:span text:style-name="T3">The objective of testing was to identify risks such as hardcoded credentials, insecure configurations, outdated components, and embedded secrets. </text:span><text:span text:style-name="T4">Additionally</text:span><text:span text:style-name="T3">, a </text:span><text:span text:style-name="T4">custom </text:span><text:span text:style-name="T3">automation script was </text:span><text:span text:style-name="T4">developed</text:span><text:span text:style-name="T3"> to </text:span><text:span text:style-name="T4">accelerate</text:span><text:span text:style-name="T3"> triage </text:span><text:span text:style-name="T4">and ensure repeatable results</text:span><text:span text:style-name="T3">.</text:span><office:annotation-end office:name="__Annotation__28_3349650231"/><text:span text:style-name="T3"> Based on </text:span><text:span text:style-name="T4">the</text:span><text:span text:style-name="T3"> findings, mitigation </text:span><text:span text:style-name="T4">strategies</text:span><text:span text:style-name="T3"> w</text:span><text:span text:style-name="T4">ere</text:span><text:span text:style-name="T3"> </text:span><text:span text:style-name="T4">proposed</text:span><text:span text:style-name="T3"> to </text:span><text:span text:style-name="T4">strengthen the overall security posture of the firmware</text:span><text:span text:style-name="T3">.</text:span></text:p>
      <text:h text:style-name="P12" text:outline-level="1"><text:bookmark-start text:name="__RefHeading___Toc19_3349650231"/>2. Methodologies<text:bookmark-end text:name="__RefHeading___Toc19_3349650231"/></text:h>
      <text:p text:style-name="P9"><text:tab/><text:span text:style-name="T5">All analysis was performed on a clean Ubuntu 22.04 LTS virtual machine with a few additional packages installed to support firmware extraction and inspection. The VM provided a controlled and isolated environment suitable for static analysis and inspection.</text:span></text:p>
      <text:h text:style-name="P13" text:outline-level="2"><text:bookmark-start text:name="__RefHeading___Toc635_3349650231"/>2.1 Core Tools<text:bookmark-end text:name="__RefHeading___Toc635_3349650231"/></text:h>
      <text:list text:style-name="L1">
        <text:list-item>
          <text:p text:style-name="P14"><text:span text:style-name="T6">b</text:span>inwalk – primary extractor and analyzer for embedded firmware images.</text:p>
        </text:list-item>
        <text:list-item>
          <text:p text:style-name="P14"><text:span text:style-name="T6">f</text:span>ile – identified binary types, architectures, and compression formats.</text:p>
        </text:list-item>
        <text:list-item>
          <text:p text:style-name="P14"><text:span text:style-name="T6">ripg</text:span>rep – recursively searched extracted directories for sensitive keywords such as “password”, “telnet”, or “key”.</text:p>
        </text:list-item>
        <text:list-item>
          <text:p text:style-name="P14"><text:span text:style-name="T6">s</text:span>trings – extracted human-readable text, version information, and configuration data from binaries.</text:p>
        </text:list-item>
        <text:list-item>
          <text:p text:style-name="P15">readelf – <text:span text:style-name="T7">inspected ELF metadata, including architecture. ABI version, and section offsets, to guide binary dosassembly and section-level analysis</text:span></text:p>
        </text:list-item>
        <text:list-item>
          <text:p text:style-name="P16">objdump – produced human-readable assembly listings from ELF binaries, allowing inspection of ARM opcodes, vector tables, and instruction flow during static analysis</text:p>
        </text:list-item>
      </text:list>
      <text:h text:style-name="P17" text:outline-level="2" text:is-list-header="true"><text:bookmark-start text:name="__RefHeading___Toc637_3349650231"/><text:span text:style-name="T6">2.</text:span><text:span text:style-name="T8">2</text:span><text:span text:style-name="T6"> Analysis Workflow</text:span><text:bookmark-end text:name="__RefHeading___Toc637_3349650231"/></text:h>
      <text:p text:style-name="P18"><text:tab/>The firmware assessment followed a structured methodology adapted for static firmware analysis. Each phase built on the previous one, ensuring consistent and reproducible results across all firmware samples.</text:p>
      <text:h text:style-name="P19" text:outline-level="3"><text:bookmark-start text:name="__RefHeading___Toc639_3349650231"/><text:soft-page-break/><text:span text:style-name="T9">2.</text:span><text:span text:style-name="T8">2</text:span><text:span text:style-name="T9">.1 </text:span><text:span text:style-name="T10">OSINT Reconnaissance</text:span><text:bookmark-end text:name="__RefHeading___Toc639_3349650231"/></text:h>
      <text:p text:style-name="P20">Before touching the binaries we collected open-source contect for each device family. Using device identifiers and build metadata (model strings, BusyBox/Dropbear/OpenSSL versions, Jenkins/job names) extracted from initial strings passes, we performed passive OSINT checks to search NVD/Exploit-DB for known CVEs for the discovered component versions <text:span text:style-name="T8">and checked manufacturer and user manuals to reveal any other insecure configurations such as automatically set default passwords.</text:span></text:p>
      <text:h text:style-name="P19" text:outline-level="3"><text:bookmark-start text:name="__RefHeading___Toc641_3349650231"/><text:span text:style-name="T10">2.</text:span><text:span text:style-name="T8">2</text:span><text:span text:style-name="T10">.2 </text:span>Initial Reconnaissance<text:bookmark-end text:name="__RefHeading___Toc641_3349650231"/></text:h>
      <text:p text:style-name="P18">All firmware <text:span text:style-name="T9">images were transferred into an isolated Ubuntu 22.04 LTS virtual machine configured with Python 3.10 and the Binwalk suite. The file command and </text:span><text:span text:style-name="T11">binwalk were first used to determine each image’s type, compression format, and potential filesystem layout. For the bare-metal ELF, readelf identified the architecture and entry-point metadata to guide disassembly.</text:span></text:p>
      <text:h text:style-name="Heading_20_3" text:outline-level="3"><text:bookmark-start text:name="__RefHeading___Toc643_3349650231"/>2.<text:span text:style-name="T8">2</text:span>.<text:span text:style-name="T10">3</text:span> <text:span text:style-name="T11">Extraction and Exploration</text:span><text:bookmark-end text:name="__RefHeading___Toc643_3349650231"/></text:h>
      <text:p text:style-name="P21">Linux-based firmware images (TP-Link and D-Link) were extracted using binwalk -eM, revealing SquashFS root filesystems with standard Linux directory structures. For the ELF binary, no filesystem was present; instead, code sections were isolated and objcoopy was used for deeper inspection. Directory listings were recorded, and key files such as /etc/init.d scripts and configuration files were identified for further review.</text:p>
      <text:h text:style-name="Heading_20_3" text:outline-level="3"><text:bookmark-start text:name="__RefHeading___Toc645_3349650231"/>2.<text:span text:style-name="T8">2</text:span>.<text:span text:style-name="T10">4</text:span> <text:span text:style-name="T12">Enumeration of Components</text:span><text:bookmark-end text:name="__RefHeading___Toc645_3349650231"/></text:h>
      <text:p text:style-name="P22"><text:span text:style-name="T12">Within each extracted filesystem, service startup scripts, configuration files, and user authentication artifacts were located. The team cataloged kernel and root filesystem </text:span><text:span text:style-name="T13">components, noted BusyBox versions, and documented the presence of network-related services such as HTTP, Telnet, and SSH. For the ELF, section headers from readelf -S defined logical boundaries for code (.text) and data (.data) regions.</text:span></text:p>
      <text:h text:style-name="P23" text:outline-level="3"><text:bookmark-start text:name="__RefHeading___Toc647_3349650231"/>2.<text:span text:style-name="T8">2</text:span>.<text:span text:style-name="T10">5</text:span> Vulnerability Discovery<text:bookmark-end text:name="__RefHeading___Toc647_3349650231"/></text:h>
      <text:p text:style-name="P24">Using ripgrep and strings, we performed targeted keyword sweeps for hardcoded credentials, private keys and API tokens. During this phase, both D-Link firmware and TP-Link firmware had hard coded root password hashes that were connected to a startup script that copied them into /etc/shadow and /var/password respectively at boot. Meanwhile the ELF contained embedded RSA, PKCS#8, Github, and AWS private keys. <text:span text:style-name="T14">Both of these indicate insecure credential storage within compiled code.</text:span></text:p>
      <text:h text:style-name="P25" text:outline-level="3"><text:bookmark-start text:name="__RefHeading___Toc649_3349650231"/>2.<text:span text:style-name="T8">2</text:span>.<text:span text:style-name="T10">6</text:span> Disassembly and Code Inspection<text:bookmark-end text:name="__RefHeading___Toc649_3349650231"/></text:h>
      <text:p text:style-name="P26">Objdump -D was used to disassemble the ELF’s .text section and examine instruction flow. The first 64bytes displayed LDR and B branch opcodes characteristic of ARM interrupt vvector tables, <text:soft-page-break/>confirming bare-metal behavior. Instruction patterns and function references helped determine how initialization and cryptographic routines were implemented.</text:p>
      <text:h text:style-name="P25" text:outline-level="3"><text:bookmark-start text:name="__RefHeading___Toc651_3349650231"/>2.<text:span text:style-name="T8">2</text:span>.<text:span text:style-name="T10">7</text:span> Automation and Reporting<text:bookmark-end text:name="__RefHeading___Toc651_3349650231"/></text:h>
      <text:p text:style-name="P27"><text:span text:style-name="T14">A Python script (fw_triage.sh) was developed to replicate extraction and scanning tasks across multiple images. The script automatically </text:span><text:span text:style-name="T10">runs several commands (binwalk, strings, file, readelf, etc.)</text:span><text:span text:style-name="T14">, searched for credential-related patterns, </text:span><text:span text:style-name="T10">and produced structured markdown output summarizing potential findings. Screenshots, logs, and Markdown results were incorporated into the final technical report and presentation.</text:span></text:p>
      <text:h text:style-name="P28" text:outline-level="2"><text:bookmark-start text:name="__RefHeading___Toc653_3349650231"/>2.3 Firmware Structural Identification<text:bookmark-end text:name="__RefHeading___Toc653_3349650231"/></text:h>
      <text:p text:style-name="P29">Each firmware image was analyzed to identify its kernel image type, filesystem structure, and processor architecture. The following summarizes key structural characteristics from binwalk output and supporting tool analysis.</text:p>
      <text:h text:style-name="P30" text:outline-level="3"><text:bookmark-start text:name="__RefHeading___Toc655_3349650231"/>2.3.1 D-Link DCS-8000LH Firmware<text:bookmark-end text:name="__RefHeading___Toc655_3349650231"/></text:h>
      <text:p text:style-name="P31">Kernel Image Type</text:p>
      <text:p text:style-name="P29">Binwalk detected multiple JBOOT SCH2 kernel headers and uImage entries, indicating use of a legacy U-Boot-compatible kernel loader. One section references a Linux 3.10 kernel:</text:p>
      <text:p text:style-name="P29"><office:annotation office:name="__Annotation__307_3349650231" loext:resolved="false"><dc:creator>Unknown Author</dc:creator><dc:date>2025-10-10T22:47:21.677346158</dc:date><text:p text:style-name="Comment">screen</text:p></office:annotation>[insert pic]<office:annotation-end office:name="__Annotation__307_3349650231"/></text:p>
      <text:p text:style-name="P29">This confirmes a MIPS-based Linux kernel, typical for consumer IoT devices of that generation.</text:p>
      <text:p text:style-name="P31">Root Filesystem Format<text:span text:style-name="T15"/></text:p>
      <text:p text:style-name="P32">Two SquashFS filesystems were discovered:</text:p>
      <text:p text:style-name="P32"><office:annotation office:name="__Annotation__308_3349650231" loext:resolved="false"><dc:creator>Unknown Author</dc:creator><dc:date>2025-10-10T22:49:52.530959351</dc:date><text:p text:style-name="Comment">Screen</text:p><text:p text:style-name="Comment"/></office:annotation>[insert pic]<office:annotation-end office:name="__Annotation__308_3349650231"/></text:p>
      <text:p text:style-name="P32">Both employ XZ compression, with timestamps from 2017, suggesting the firmware build is several years out of date</text:p>
      <text:p text:style-name="P33">Startup Scripts and Configuration Files</text:p>
      <text:p text:style-name="P34">Within the extracted root filesystem, initialization logic was discovered under _dcs-8000lh.bin.extracted/squashfs-root-0/startkit/**boot.sh**</text:p>
      <text:p text:style-name="P33">Vector table, Interrupt Handlers, Magic Constants</text:p>
      <text:p text:style-name="P35">As the entry point for the linux kernel image is listed as 0x804D4940 interrupt stubs may be close to this location.</text:p>
      <text:p text:style-name="P36">Directory Structure</text:p>
      <text:p text:style-name="P37">/bin – BusyBox utilities and networking tools</text:p>
      <text:p text:style-name="P37"><text:soft-page-break/>/etc – Init scripts, service configs, and keys</text:p>
      <text:p text:style-name="P37">/lib – Shared object libraries</text:p>
      <text:p text:style-name="P37">/startkit - Boot logic scripts</text:p>
      <text:p text:style-name="P37"/>
      <text:h text:style-name="P30" text:outline-level="3"><text:bookmark-start text:name="__RefHeading___Toc657_3349650231"/>2.3.2 <text:span text:style-name="T16">TP-Link WR-841N Firmware</text:span><text:bookmark-end text:name="__RefHeading___Toc657_3349650231"/></text:h>
      <text:p text:style-name="P38">Kernel Image Type</text:p>
      <text:p text:style-name="P39">binwalk analysis revealed a U-Boot 1.1.3 image header compiled in August 2022:</text:p>
      <text:p text:style-name="P39"><office:annotation office:name="__Annotation__369_3349650231" loext:resolved="false"><dc:creator>Unknown Author</dc:creator><dc:date>2025-10-10T23:11:31.378011213</dc:date><text:p text:style-name="Comment">Screen</text:p><text:p text:style-name="Comment"/></office:annotation>[screenshot]<office:annotation-end office:name="__Annotation__369_3349650231"/></text:p>
      <text:p text:style-name="P40">This indicates that the TP-Link firmware uses a modernized U-Boot loader for initializing and booting its embedded Linux system. An internal uImage header was also detected, specifying:</text:p>
      <text:p text:style-name="P40"><office:annotation office:name="__Annotation__436_3349650231" loext:resolved="false"><dc:creator>Unknown Author</dc:creator><dc:date>2025-10-10T23:17:00.233530550</dc:date><text:p text:style-name="Comment">screen</text:p></office:annotation>[OS: LINUX, CPU: MIPS, compression: LZMA]<office:annotation-end office:name="__Annotation__436_3349650231"/></text:p>
      <text:p text:style-name="P40">confirming a MIPS based Linux kernel packaged via U-Boot.</text:p>
      <text:p text:style-name="P41">Root Filesystem Format </text:p>
      <text:p text:style-name="P40">binwalk identified the filesystem as SquashFS v4.0 using XZ compression, optimized for small flash memory footprints:</text:p>
      <text:p text:style-name="P40"><office:annotation office:name="__Annotation__437_3349650231" loext:resolved="false"><dc:creator>Unknown Author</dc:creator><dc:date>2025-10-10T23:25:07.934071727</dc:date><text:p text:style-name="Comment">screen</text:p></office:annotation>[Pic of Squashfs filesystem shit]<office:annotation-end office:name="__Annotation__437_3349650231"/></text:p>
      <text:p text:style-name="P40">The presence of a single SquashFS root <text:span text:style-name="T17">image at offset 0x100000 suggests a standard, monolithic filesystem structure rather than a modular multi-image layout.</text:span></text:p>
      <text:p text:style-name="P42">Start Scripts</text:p>
      <text:p text:style-name="P43">Following extraction with binwalk -Me wr-841n.bin, standard linux directories were observed like /etc/init.d which contained rcS which is the base init script <text:span text:style-name="T18">and /etc/rc.d</text:span>. <text:span text:style-name="T18">Startup logic includes service configuration scripts for network interfaces, DHCP, and firewall setup, consistent with TP-Link’s open-source-derived embedded Linux build chain.</text:span></text:p>
      <text:p text:style-name="P43"><text:span text:style-name="T18"><office:annotation office:name="__Annotation__516_3349650231" loext:resolved="false"><dc:creator>Unknown Author</dc:creator><dc:date>2025-10-10T23:39:57.016493147</dc:date><text:p text:style-name="Comment">Sss<text:line-break/></text:p></office:annotation></text:span><text:span text:style-name="T18">[insert screenshot from spencer]</text:span><office:annotation-end office:name="__Annotation__516_3349650231"/> </text:p>
      <text:p text:style-name="P36">Type of Architecture Code is Compiled For</text:p>
      <text:p text:style-name="P37">The earlier binwalk also revealed that the code is for MIPS 32-bit Little Endian.</text:p>
      <text:p text:style-name="P36">Directory Structure</text:p>
      <text:p text:style-name="P37">/bin – Core utilities and BusyBox applets</text:p>
      <text:p text:style-name="P37">/etc – System configuration files and initialization scripts</text:p>
      <text:p text:style-name="P37">/lib – Shared system libraries</text:p>
      <text:p text:style-name="P37"><text:soft-page-break/>/sbin – Administrative binaries</text:p>
      <text:p text:style-name="P37">/usr – Application binaries and support tools</text:p>
      <text:p text:style-name="P37">/web – <text:span text:style-name="T19">Embedded web management interface</text:span></text:p>
      <text:p text:style-name="P37">/var – <text:span text:style-name="T19">Runtime data storage</text:span></text:p>
      <text:h text:style-name="P44" text:outline-level="2">2.3.3 Bare-Metal Firmware STM Microcontroller</text:h>
      <text:p text:style-name="P45">Kernel Image Type / Executable Structure</text:p>
      <text:p text:style-name="P46">Unlike the Linux-based firmwares, this binary was a stand-alone ELF32 executable, not a compressed filesystem image. Readelf -h identified it as:</text:p>
      <text:p text:style-name="P46"><office:annotation office:name="__Annotation__777_3349650231" loext:resolved="false"><dc:creator>Unknown Author</dc:creator><dc:date>2025-10-11T00:05:12.255094711</dc:date><text:p text:style-name="Comment">screen</text:p></office:annotation>[insert screen]<office:annotation-end office:name="__Annotation__777_3349650231"/></text:p>
      <text:p text:style-name="P46">indicating a 32-bit ARM executable compiled for the EABI soft-float ABI and designed to run directly on hardware without an operating system.</text:p>
      <text:p text:style-name="P47">Section Layout</text:p>
      <text:p text:style-name="P48">Using readelf -S, the image contained seven sections:</text:p>
      <text:p text:style-name="P48"><office:annotation office:name="__Annotation__823_3349650231" loext:resolved="false"><dc:creator>Unknown Author</dc:creator><dc:date>2025-10-11T00:17:47.599668762</dc:date><text:p text:style-name="Comment">scren</text:p></office:annotation>[scrreeerere]<office:annotation-end office:name="__Annotation__823_3349650231"/></text:p>
      <text:p text:style-name="P48">No .rodata or dynamic linking sections were present, confirming a statically linked bare-metal application.</text:p>
      <text:p text:style-name="P47">Root Filesystem / Boot Data</text:p>
      <text:p text:style-name="P48">As expected for a bare-metal target, no filesystem was embedded. However, binwalk revealed additional encoded content within the data region, including PEM -formatted private keys and AWS credential strings at offsets 0x1221 and 0x18D1.</text:p>
      <text:p text:style-name="P47">Startup / Vector Table Analysis</text:p>
      <text:p text:style-name="P48">objdump -D showed the initial instructions beginning at 0x0:</text:p>
      <text:p text:style-name="P48">[<office:annotation office:name="__Annotation__824_3349650231" loext:resolved="false"><dc:creator>Unknown Author</dc:creator><dc:date>2025-10-11T00:24:28.170653302</dc:date><text:p text:style-name="Comment">scren</text:p></office:annotation>sjhow th fust thing from this commd]<office:annotation-end office:name="__Annotation__824_3349650231"/></text:p>
      <text:p text:style-name="P48">These correspond to the standard ARM interrupt vector table, defining reset and exception handlers executed at boot. No memory-protection or signature checks were observed, implying the image <text:span text:style-name="T20">would execute unsigned code if flashed directly to the MCU.</text:span></text:p>
      <text:p text:style-name="P49">Magic Constants and Identifiers</text:p>
      <text:p text:style-name="P50">The .text section contained additional plaintext constants including build identifiers and the environment variable:</text:p>
      <text:p text:style-name="P50"><office:annotation office:name="__Annotation__876_3349650231" loext:resolved="false"><dc:creator>Unknown Author</dc:creator><dc:date>2025-10-11T00:30:28.642328852</dc:date><text:p text:style-name="Comment">Check the strings on the elf</text:p></office:annotation>[naws_access_key_id]<office:annotation-end office:name="__Annotation__876_3349650231"/></text:p>
      <text:p text:style-name="P50"><text:soft-page-break/>revealing hard-coded cloud credentials used by the application.</text:p>
      <text:p text:style-name="P49">Type of Architecture Code is Compiled For</text:p>
      <text:p text:style-name="P50">All analysis confirmed ARMv7 compilation using GCC for embedded targets.</text:p>
      <text:p text:style-name="P49">Directory Structure</text:p>
      <text:p text:style-name="P50">As there was no filesystem, analysis <text:span text:style-name="T21">centered on logical sections within the ELF binary:</text:span></text:p>
      <text:p text:style-name="P50">.<text:span text:style-name="T21">text – contains main logic and secrets</text:span></text:p>
      <text:h text:style-name="P12" text:outline-level="1"><text:bookmark-start text:name="__RefHeading___Toc21_3349650231"/>3. Findings<text:bookmark-end text:name="__RefHeading___Toc21_3349650231"/></text:h>
      <text:p text:style-name="P51">Our assessment uncovered multiple security issues across both linux-based and bare-metal firmware images. Each finding is supported by direct evidence from extracted files, disassembly, or OSINT correlation. All sensitive material such as private keys and credentials has been redacted for <text:span text:style-name="T22">ethical disclosure.</text:span></text:p>
      <text:h text:style-name="P52" text:outline-level="2"><text:bookmark-start text:name="__RefHeading___Toc659_3349650231"/>3.1 Hardcoded Root Password (TP-Link / D-Link Firmware)<text:bookmark-end text:name="__RefHeading___Toc659_3349650231"/></text:h>
      <text:p text:style-name="P53">Evidence</text:p>
      <text:p text:style-name="P54">Within the extracted /etc/rc.d/rcK_mfg.d/K01<text:span text:style-name="T23">local for D-Link and /etc/passwd.bak for TP-Link scripts, a command writes a static root password hash to /etc/shadow and /var/passwd respectively during startup.</text:span></text:p>
      <text:p text:style-name="P55"><office:annotation office:name="__Annotation__156_3349650231" loext:resolved="false"><dc:creator>Unknown Author</dc:creator><dc:date>2025-10-10T21:11:00.392689644</dc:date><text:p text:style-name="Comment">Insert Screenshots</text:p><text:p text:style-name="Comment"/></office:annotation>[Insert Screenshots here]<office:annotation-end office:name="__Annotation__156_3349650231"/></text:p>
      <text:p text:style-name="P56">Impact</text:p>
      <text:p text:style-name="P55">This creates a predictable credential across all deployed devices. An attacker with shell or telnet access could gain administrative privileges without brute-forcing credentials, violating CWE-259(Use of Hard-Coded Password).</text:p>
      <text:p text:style-name="P56">Mitigation</text:p>
      <text:p text:style-name="P55">Implement randomized password generation during first-boot initialization or require password setup through a secure provisioning interface. Disable legacy Telnet service in production builds and enforce SSH only.</text:p>
      <text:h text:style-name="P57" text:outline-level="2"><text:bookmark-start text:name="__RefHeading___Toc661_3349650231"/>3.2 Embedded Private Keys and AWS Credentials (Bare-Metal ELF)<text:bookmark-end text:name="__RefHeading___Toc661_3349650231"/></text:h>
      <text:p text:style-name="P58">Evidence</text:p>
      <text:p text:style-name="P59">binwalk identified PEM and PKCS#8 blocks directly within the ELF binary:</text:p>
      <text:p text:style-name="P59"><office:annotation office:name="__Annotation__166_3349650231" loext:resolved="false"><dc:creator>Unknown Author</dc:creator><dc:date>2025-10-10T21:21:21.595826754</dc:date><text:p text:style-name="Comment">Screen\</text:p></office:annotation>[screenshot]<office:annotation-end office:name="__Annotation__166_3349650231"/></text:p>
      <text:p text:style-name="P59"><text:soft-page-break/>String analysis confirmed that these keys coexist with plaintext AWS API credentials and GitHub keys:</text:p>
      <text:p text:style-name="P59"><office:annotation office:name="__Annotation__168_3349650231" loext:resolved="false"><dc:creator>Unknown Author</dc:creator><dc:date>2025-10-10T21:22:45.645111517</dc:date><text:p text:style-name="Comment">Screen</text:p><text:p text:style-name="Comment"/></office:annotation>[screenshot]<office:annotation-end office:name="__Annotation__168_3349650231"/></text:p>
      <text:p text:style-name="P58">Impact</text:p>
      <text:p text:style-name="P59">Embedded long-term cryptographic material within firmware allows adversaries with binary access to impersonate the device or exfiltrate cloud-stored data. The compromise extends to the backend infrastructure, not just the endpoint. This aligns with CWE-321 (Use of Hard-coded Cryptographic Key) and CWE-798 (Use of Hard-<text:span text:style-name="T24">coded Credentials).</text:span></text:p>
      <text:p text:style-name="P60">Mitigation</text:p>
      <text:p text:style-name="P61">Remove all plaintext keys from source code. Store secrets in a hardware secure element (TPM, ATECC608, etc.) or provision device-unique keys at manufacture. Use short-lived, scoped IAM tokens instead of static AWS credentials.</text:p>
      <text:h text:style-name="P62" text:outline-level="2"><text:bookmark-start text:name="__RefHeading___Toc663_3349650231"/>3.3 Exposed Public and Private Keys (D-Link Firmware)<text:bookmark-end text:name="__RefHeading___Toc663_3349650231"/></text:h>
      <text:p text:style-name="P63">Evidence</text:p>
      <text:p text:style-name="P64">During inspection of the extracted D-Link firmware, <text:span text:style-name="T25">several key files were found within nested extraction directories:</text:span></text:p>
      <text:p text:style-name="P65">[<office:annotation office:name="__Annotation__236_3349650231" loext:resolved="false"><dc:creator>Unknown Author</dc:creator><dc:date>2025-10-10T22:02:05.263988138</dc:date><text:p text:style-name="Comment">Screen</text:p><text:p text:style-name="Comment"/></office:annotation>scren]<office:annotation-end office:name="__Annotation__236_3349650231"/></text:p>
      <text:p text:style-name="P65">verify.key contains a PEM-formatted public and private key.</text:p>
      <text:p text:style-name="P66">Impact</text:p>
      <text:p text:style-name="P65">Co-locating unprotected public and private keys introduces a major trust-chain risk. Attackers who obtain these keys could sign malicious firmware updates or intercept encrypted communications. This issue aligns with CWE-320 – Key Management Errors and CWE-522 – Insufficiently Protected Credentials.</text:p>
      <text:p text:style-name="P66">Mitigation</text:p>
      <text:list text:style-name="L2">
        <text:list-item>
          <text:p text:style-name="P67">Remove any private keys from distributed firmware images</text:p>
        </text:list-item>
        <text:list-item>
          <text:p text:style-name="P67">Store signed keys on a secure build server, not within production firmware</text:p>
        </text:list-item>
        <text:list-item>
          <text:p text:style-name="P67">Implement signature verification using only public keys and validate firmware authenticity through a hardware-based trust anchor or secure bootloader </text:p>
        </text:list-item>
      </text:list>
      <text:h text:style-name="P68" text:outline-level="2"><text:bookmark-start text:name="__RefHeading___Toc665_3349650231"/>3.<text:span text:style-name="T26">4</text:span> <text:span text:style-name="T27">BusyBox v1.37.0 Vulnerabilities (D-Link and TP-Link)</text:span><text:bookmark-end text:name="__RefHeading___Toc665_3349650231"/></text:h>
      <text:p text:style-name="P69">Evidence</text:p>
      <text:p text:style-name="P70">strings /bin/busybox | grep BusyBox showed:</text:p>
      <text:p text:style-name="P70"><text:soft-page-break/><office:annotation office:name="__Annotation__199_3349650231" loext:resolved="false"><dc:creator>Unknown Author</dc:creator><dc:date>2025-10-10T21:41:04.842431338</dc:date><text:p text:style-name="Comment">Insert screenshot</text:p></office:annotation>[run the above inside extracted squashfs]<office:annotation-end office:name="__Annotation__199_3349650231"/></text:p>
      <text:p text:style-name="P70">Cross-referencing this version via NVD and Exploit-DB revealed two disclosed CVEs:</text:p>
      <text:list text:style-name="L3">
        <text:list-item>
          <text:p text:style-name="P71">CVE-2024-58251 – Allows a local user to perform a denial of service attack and exists due to insufficient validation of user-supplied input in netstat when launched with a specific argument</text:p>
        </text:list-item>
        <text:list-item>
          <text:p text:style-name="P71">CVE-2025-46394 – Allows a remote attacker to perform a spoofing attack and exists due to insufficient validation of filenames inside a tar archive.</text:p>
        </text:list-item>
      </text:list>
      <text:p text:style-name="P72">Impact</text:p>
      <text:p text:style-name="P73">While these flaws require user interaction or crafted inputs, they still pose a risk on embedded systems <text:span text:style-name="T26">that invoke BusyBox utilities automatically. A malicious firmware update or remote file injection could exploit these vulnerabilities for code execution or data exposure.</text:span></text:p>
      <text:p text:style-name="P74">Mitigation</text:p>
      <text:p text:style-name="P75">Upgrade BuyBox to a later version once patches are integrated upstream (currently unpatched). Until then, disable unused BusyBox applets (notably tar and awk) and apply runtime integrity checks for system scripts.</text:p>
      <text:h text:style-name="P76" text:outline-level="2"><text:bookmark-start text:name="__RefHeading___Toc667_3349650231"/>3.5 Insecure Bootloader and Network Boot Configuration (D-Link Firmware<text:bookmark-end text:name="__RefHeading___Toc667_3349650231"/></text:h>
      <text:p text:style-name="P77">Evidence</text:p>
      <text:p text:style-name="P78">Using binwalk -me, multiple bootloader and network components were identified, including Flattened Image Tree structures and boot configurations referencing TFTP and NFS network boot protocols. Documentation review and OSINT correlation confirmed that U-Boot versions between 2013.07-rc1 and 2014.07-rc2 are susceptible to several known issues:</text:p>
      <text:list text:style-name="L4">
        <text:list-item>
          <text:p text:style-name="P79">Verified Boot Bypass – Improper enforcement of FIT image signatures allows a local attacker to supply a legacy image and execute unsigned kernel code.</text:p>
        </text:list-item>
        <text:list-item>
          <text:p text:style-name="P79">Network Boot Vulnerabilities – Versions supporting network protocols such as NFS and TFTP are affected by CVE-2019-14192, which allows code execution via crafted network packets from a malicious NFS server.</text:p>
        </text:list-item>
      </text:list>
      <text:p text:style-name="P78"><office:annotation office:name="__Annotation__258_3349650231" loext:resolved="false"><dc:creator>Unknown Author</dc:creator><dc:date>2025-10-10T22:24:38.677088774</dc:date><text:p text:style-name="Comment">Screenshot</text:p><text:p text:style-name="Comment"/></office:annotation>[snippet of the analysis]<office:annotation-end office:name="__Annotation__258_3349650231"/></text:p>
      <text:p text:style-name="P77">Impact</text:p>
      <text:p text:style-name="P80">If the firmware’s U-Boot version falls within the affected range, attackers with local or physical access could bypass verified boot protections and execute unsigned kernels or inject modified root filesystems. Network booting features further expand the attack surface, allowing remote exploitation in environments where the camera or router connects to untrusted networks.</text:p>
      <text:p text:style-name="P81">Mitigation</text:p>
      <text:list text:style-name="L5">
        <text:list-item>
          <text:p text:style-name="P82"><text:soft-page-break/>Upgrade to a modern U-Boot release with enforced signature verification for all FIT images</text:p>
        </text:list-item>
        <text:list-item>
          <text:p text:style-name="P82">Disable Network boot protocols in production builds</text:p>
        </text:list-item>
        <text:list-item>
          <text:p text:style-name="P82">Require digital signatures on all kernel and initramfs images, validated by a trusted public key stored in read-only memory</text:p>
        </text:list-item>
        <text:list-item>
          <text:p text:style-name="P82">Apply firmware-level integrity checks at each boot stage</text:p>
        </text:list-item>
      </text:list>
      <text:h text:style-name="P12" text:outline-level="1"><text:bookmark-start text:name="__RefHeading___Toc23_3349650231"/>4. Automation Script<text:bookmark-end text:name="__RefHeading___Toc23_3349650231"/></text:h>
      <text:h text:style-name="P12" text:outline-level="1"><text:bookmark-start text:name="__RefHeading___Toc25_3349650231"/>5. Recommendations<text:bookmark-end text:name="__RefHeading___Toc25_3349650231"/></text:h>
      <text:p text:style-name="P83">The following recommendations are prioritized according to impact and exploitability observed during the assessment. Each item corresponds to the vulnerabilities documented in Section 3</text:p>
      <text:h text:style-name="P12" text:outline-level="1"><text:bookmark-start text:name="__RefHeading___Toc27_3349650231"/>6. Conclusion<text:bookmark-end text:name="__RefHeading___Toc27_3349650231"/></text:h>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bookmark-start text:name="PageNumWizard_FOOTER_Default Page Style2"/><text:page-number text:select-page="current">10</text:page-number><text:bookmark-end text:name="PageNumWizard_FOOTER_Default Page Style2"/></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4T16:18:05.658200210</meta:creation-date>
    <dc:date>2025-10-11T00:47:40.833265425</dc:date>
    <meta:editing-duration>P6DT1H44M2S</meta:editing-duration>
    <meta:editing-cycles>8</meta:editing-cycles>
    <meta:generator>LibreOffice/25.2.6.2$Linux_AARCH64 LibreOffice_project/520$Build-2</meta:generator>
    <meta:document-statistic meta:table-count="0" meta:image-count="0" meta:object-count="0" meta:page-count="12" meta:paragraph-count="187" meta:word-count="2273" meta:character-count="16320" meta:non-whitespace-character-count="14221"/>
  </office:meta>
</office:document-meta>
</file>